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49in" svg:x="19.4941in" svg:y="0.4079in">
            <draw:object draw:notify-on-update-of-ranges="Sheet1.A1:Sheet1.A35 Sheet1.B1:Sheet1.B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53in" svg:x="8.913in" svg:y="3.8272in">
            <draw:object draw:notify-on-update-of-ranges="Sheet1.E2:Sheet1.E35 Sheet1.G2:Sheet1.G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21in" svg:height="3.5453in" svg:x="9.9528in" svg:y="0in">
            <draw:object draw:notify-on-update-of-ranges="Sheet1.E1:Sheet1.E35 Sheet1.F1:Sheet1.F35 Sheet1.E1:Sheet1.E34 Sheet1.J1:Sheet1.J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198.6111111111" calcext:value-type="float">
            <text:p>198.6111111111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98.6111111111" calcext:value-type="float">
            <text:p>198.6111111111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table:formula="of:=(276-[.E1])/276" office:value-type="float" office:value="0.280394524959783" calcext:value-type="float">
            <text:p>0.280394525</text:p>
          </table:table-cell>
          <table:table-cell table:formula="of:=3.67+8.314*298.15/96487*LN((1-[.I1])/[.I2])+[.$H$38]*(1-[.I1])/[.I1]" office:value-type="float" office:value="4.30465895196355" calcext:value-type="float">
            <text:p>4.304658952</text:p>
          </table:table-cell>
        </table:table-row>
        <table:table-row table:style-name="ro1">
          <table:table-cell office:value-type="float" office:value="180.1678917194" calcext:value-type="float">
            <text:p>180.1678917194</text:p>
          </table:table-cell>
          <table:table-cell office:value-type="float" office:value="4.2493152017" calcext:value-type="float">
            <text:p>4.2493152017</text:p>
          </table:table-cell>
          <table:table-cell table:number-columns-repeated="2"/>
          <table:table-cell office:value-type="float" office:value="180.1678917194" calcext:value-type="float">
            <text:p>180.1678917194</text:p>
          </table:table-cell>
          <table:table-cell office:value-type="float" office:value="4.2493152017" calcext:value-type="float">
            <text:p>4.2493152017</text:p>
          </table:table-cell>
          <table:table-cell table:formula="of:=([.F2]-[.F1])/([.E2]-[.E1])" office:value-type="float" office:value="0.00817020039179347" calcext:value-type="float">
            <text:p>0.0081702004</text:p>
          </table:table-cell>
          <table:table-cell/>
          <table:table-cell table:formula="of:=(276-[.E2])/276" office:value-type="float" office:value="0.347217783625362" calcext:value-type="float">
            <text:p>0.3472177836</text:p>
          </table:table-cell>
          <table:table-cell table:formula="of:=3.67+8.314*298.15/96487*LN((1-[.I2])/[.I3])+[.$H$38]*(1-[.I2])/[.I2]" office:value-type="float" office:value="4.1359358351565" calcext:value-type="float">
            <text:p>4.1359358352</text:p>
          </table:table-cell>
        </table:table-row>
        <table:table-row table:style-name="ro1">
          <table:table-cell office:value-type="float" office:value="174.4402963126" calcext:value-type="float">
            <text:p>174.4402963126</text:p>
          </table:table-cell>
          <table:table-cell office:value-type="float" office:value="4.2040717929" calcext:value-type="float">
            <text:p>4.2040717929</text:p>
          </table:table-cell>
          <table:table-cell table:number-columns-repeated="2"/>
          <table:table-cell office:value-type="float" office:value="174.4402963126" calcext:value-type="float">
            <text:p>174.4402963126</text:p>
          </table:table-cell>
          <table:table-cell office:value-type="float" office:value="4.2040717929" calcext:value-type="float">
            <text:p>4.2040717929</text:p>
          </table:table-cell>
          <table:table-cell table:formula="of:=([.F3]-[.F2])/([.E3]-[.E2])" office:value-type="float" office:value="0.00789919775867648" calcext:value-type="float">
            <text:p>0.0078991978</text:p>
          </table:table-cell>
          <table:table-cell/>
          <table:table-cell table:formula="of:=(276-[.E3])/276" office:value-type="float" office:value="0.367969940896377" calcext:value-type="float">
            <text:p>0.3679699409</text:p>
          </table:table-cell>
          <table:table-cell table:formula="of:=3.67+8.314*298.15/96487*LN((1-[.I3])/[.I4])+[.$H$38]*(1-[.I3])/[.I3]" office:value-type="float" office:value="4.09471472795061" calcext:value-type="float">
            <text:p>4.094714728</text:p>
          </table:table-cell>
        </table:table-row>
        <table:table-row table:style-name="ro1">
          <table:table-cell office:value-type="float" office:value="168.7127009058" calcext:value-type="float">
            <text:p>168.7127009058</text:p>
          </table:table-cell>
          <table:table-cell office:value-type="float" office:value="4.1614006337" calcext:value-type="float">
            <text:p>4.1614006337</text:p>
          </table:table-cell>
          <table:table-cell table:number-columns-repeated="2"/>
          <table:table-cell office:value-type="float" office:value="168.7127009058" calcext:value-type="float">
            <text:p>168.7127009058</text:p>
          </table:table-cell>
          <table:table-cell office:value-type="float" office:value="4.1614006337" calcext:value-type="float">
            <text:p>4.1614006337</text:p>
          </table:table-cell>
          <table:table-cell table:formula="of:=([.F4]-[.F3])/([.E4]-[.E3])" office:value-type="float" office:value="0.00745010011519661" calcext:value-type="float">
            <text:p>0.0074501001</text:p>
          </table:table-cell>
          <table:table-cell/>
          <table:table-cell table:formula="of:=(276-[.E4])/276" office:value-type="float" office:value="0.388722098167391" calcext:value-type="float">
            <text:p>0.3887220982</text:p>
          </table:table-cell>
          <table:table-cell table:formula="of:=3.67+8.314*298.15/96487*LN((1-[.I4])/[.I5])+[.$H$38]*(1-[.I4])/[.I4]" office:value-type="float" office:value="4.05770134897626" calcext:value-type="float">
            <text:p>4.057701349</text:p>
          </table:table-cell>
        </table:table-row>
        <table:table-row table:style-name="ro1">
          <table:table-cell office:value-type="float" office:value="162.985105499" calcext:value-type="float">
            <text:p>162.985105499</text:p>
          </table:table-cell>
          <table:table-cell office:value-type="float" office:value="4.1205433014" calcext:value-type="float">
            <text:p>4.1205433014</text:p>
          </table:table-cell>
          <table:table-cell table:number-columns-repeated="2"/>
          <table:table-cell office:value-type="float" office:value="162.985105499" calcext:value-type="float">
            <text:p>162.985105499</text:p>
          </table:table-cell>
          <table:table-cell office:value-type="float" office:value="4.1205433014" calcext:value-type="float">
            <text:p>4.1205433014</text:p>
          </table:table-cell>
          <table:table-cell table:formula="of:=([.F5]-[.F4])/([.E5]-[.E4])" office:value-type="float" office:value="0.00713341802242049" calcext:value-type="float">
            <text:p>0.007133418</text:p>
          </table:table-cell>
          <table:table-cell/>
          <table:table-cell table:formula="of:=(276-[.E5])/276" office:value-type="float" office:value="0.409474255438406" calcext:value-type="float">
            <text:p>0.4094742554</text:p>
          </table:table-cell>
          <table:table-cell table:formula="of:=3.67+8.314*298.15/96487*LN((1-[.I5])/[.I6])+[.$H$38]*(1-[.I5])/[.I5]" office:value-type="float" office:value="4.02425372235604" calcext:value-type="float">
            <text:p>4.0242537224</text:p>
          </table:table-cell>
        </table:table-row>
        <table:table-row table:style-name="ro1">
          <table:table-cell office:value-type="float" office:value="157.2575100938" calcext:value-type="float">
            <text:p>157.2575100938</text:p>
          </table:table-cell>
          <table:table-cell office:value-type="float" office:value="4.0812964503" calcext:value-type="float">
            <text:p>4.0812964503</text:p>
          </table:table-cell>
          <table:table-cell table:number-columns-repeated="2"/>
          <table:table-cell office:value-type="float" office:value="157.2575100938" calcext:value-type="float">
            <text:p>157.2575100938</text:p>
          </table:table-cell>
          <table:table-cell office:value-type="float" office:value="4.0812964503" calcext:value-type="float">
            <text:p>4.0812964503</text:p>
          </table:table-cell>
          <table:table-cell table:formula="of:=([.F6]-[.F5])/([.E6]-[.E5])" office:value-type="float" office:value="0.00685223873606155" calcext:value-type="float">
            <text:p>0.0068522387</text:p>
          </table:table-cell>
          <table:table-cell/>
          <table:table-cell table:formula="of:=(276-[.E6])/276" office:value-type="float" office:value="0.430226412703623" calcext:value-type="float">
            <text:p>0.4302264127</text:p>
          </table:table-cell>
          <table:table-cell table:formula="of:=3.67+8.314*298.15/96487*LN((1-[.I6])/[.I7])+[.$H$38]*(1-[.I6])/[.I6]" office:value-type="float" office:value="3.99385278745828" calcext:value-type="float">
            <text:p>3.9938527875</text:p>
          </table:table-cell>
        </table:table-row>
        <table:table-row table:style-name="ro1">
          <table:table-cell office:value-type="float" office:value="151.5299146869" calcext:value-type="float">
            <text:p>151.5299146869</text:p>
          </table:table-cell>
          <table:table-cell office:value-type="float" office:value="4.0432590181" calcext:value-type="float">
            <text:p>4.0432590181</text:p>
          </table:table-cell>
          <table:table-cell table:number-columns-repeated="2"/>
          <table:table-cell office:value-type="float" office:value="151.5299146869" calcext:value-type="float">
            <text:p>151.5299146869</text:p>
          </table:table-cell>
          <table:table-cell office:value-type="float" office:value="4.0432590181" calcext:value-type="float">
            <text:p>4.0432590181</text:p>
          </table:table-cell>
          <table:table-cell table:formula="of:=([.F7]-[.F6])/([.E7]-[.E6])" office:value-type="float" office:value="0.00664108225140641" calcext:value-type="float">
            <text:p>0.0066410823</text:p>
          </table:table-cell>
          <table:table-cell/>
          <table:table-cell table:formula="of:=(276-[.E7])/276" office:value-type="float" office:value="0.450978569975" calcext:value-type="float">
            <text:p>0.45097857</text:p>
          </table:table-cell>
          <table:table-cell table:formula="of:=3.67+8.314*298.15/96487*LN((1-[.I7])/[.I8])+[.$H$38]*(1-[.I7])/[.I7]" office:value-type="float" office:value="3.96607409209194" calcext:value-type="float">
            <text:p>3.9660740921</text:p>
          </table:table-cell>
        </table:table-row>
        <table:table-row table:style-name="ro1">
          <table:table-cell office:value-type="float" office:value="145.8023192801" calcext:value-type="float">
            <text:p>145.8023192801</text:p>
          </table:table-cell>
          <table:table-cell office:value-type="float" office:value="4.0062505947" calcext:value-type="float">
            <text:p>4.0062505947</text:p>
          </table:table-cell>
          <table:table-cell table:number-columns-repeated="2"/>
          <table:table-cell office:value-type="float" office:value="145.8023192801" calcext:value-type="float">
            <text:p>145.8023192801</text:p>
          </table:table-cell>
          <table:table-cell office:value-type="float" office:value="4.0062505947" calcext:value-type="float">
            <text:p>4.0062505947</text:p>
          </table:table-cell>
          <table:table-cell table:formula="of:=([.F8]-[.F7])/([.E8]-[.E7])" office:value-type="float" office:value="0.00646142417044015" calcext:value-type="float">
            <text:p>0.0064614242</text:p>
          </table:table-cell>
          <table:table-cell/>
          <table:table-cell table:formula="of:=(276-[.E8])/276" office:value-type="float" office:value="0.471730727246015" calcext:value-type="float">
            <text:p>0.4717307272</text:p>
          </table:table-cell>
          <table:table-cell table:formula="of:=3.67+8.314*298.15/96487*LN((1-[.I8])/[.I9])+[.$H$38]*(1-[.I8])/[.I8]" office:value-type="float" office:value="3.94056693443495" calcext:value-type="float">
            <text:p>3.9405669344</text:p>
          </table:table-cell>
        </table:table-row>
        <table:table-row table:style-name="ro1">
          <table:table-cell office:value-type="float" office:value="140.0747238733" calcext:value-type="float">
            <text:p>140.0747238733</text:p>
          </table:table-cell>
          <table:table-cell office:value-type="float" office:value="3.9700642224" calcext:value-type="float">
            <text:p>3.9700642224</text:p>
          </table:table-cell>
          <table:table-cell table:number-columns-repeated="2"/>
          <table:table-cell office:value-type="float" office:value="140.0747238733" calcext:value-type="float">
            <text:p>140.0747238733</text:p>
          </table:table-cell>
          <table:table-cell office:value-type="float" office:value="3.9700642224" calcext:value-type="float">
            <text:p>3.9700642224</text:p>
          </table:table-cell>
          <table:table-cell table:formula="of:=([.F9]-[.F8])/([.E9]-[.E8])" office:value-type="float" office:value="0.00631789952499758" calcext:value-type="float">
            <text:p>0.0063178995</text:p>
          </table:table-cell>
          <table:table-cell/>
          <table:table-cell table:formula="of:=(276-[.E9])/276" office:value-type="float" office:value="0.492482884517029" calcext:value-type="float">
            <text:p>0.4924828845</text:p>
          </table:table-cell>
          <table:table-cell table:formula="of:=3.67+8.314*298.15/96487*LN((1-[.I9])/[.I10])+[.$H$38]*(1-[.I9])/[.I9]" office:value-type="float" office:value="3.91703875516448" calcext:value-type="float">
            <text:p>3.9170387552</text:p>
          </table:table-cell>
        </table:table-row>
        <table:table-row table:style-name="ro1">
          <table:table-cell office:value-type="float" office:value="134.3471284665" calcext:value-type="float">
            <text:p>134.3471284665</text:p>
          </table:table-cell>
          <table:table-cell office:value-type="float" office:value="3.9354199201" calcext:value-type="float">
            <text:p>3.9354199201</text:p>
          </table:table-cell>
          <table:table-cell table:number-columns-repeated="2"/>
          <table:table-cell office:value-type="float" office:value="134.3471284665" calcext:value-type="float">
            <text:p>134.3471284665</text:p>
          </table:table-cell>
          <table:table-cell office:value-type="float" office:value="3.9354199201" calcext:value-type="float">
            <text:p>3.9354199201</text:p>
          </table:table-cell>
          <table:table-cell table:formula="of:=([.F10]-[.F9])/([.E10]-[.E9])" office:value-type="float" office:value="0.00604866437647969" calcext:value-type="float">
            <text:p>0.0060486644</text:p>
          </table:table-cell>
          <table:table-cell/>
          <table:table-cell table:formula="of:=(276-[.E10])/276" office:value-type="float" office:value="0.513235041788043" calcext:value-type="float">
            <text:p>0.5132350418</text:p>
          </table:table-cell>
          <table:table-cell table:formula="of:=3.67+8.314*298.15/96487*LN((1-[.I10])/[.I11])+[.$H$38]*(1-[.I10])/[.I10]" office:value-type="float" office:value="3.89524329134" calcext:value-type="float">
            <text:p>3.8952432913</text:p>
          </table:table-cell>
        </table:table-row>
        <table:table-row table:style-name="ro1">
          <table:table-cell office:value-type="float" office:value="128.6195330597" calcext:value-type="float">
            <text:p>128.6195330597</text:p>
          </table:table-cell>
          <table:table-cell office:value-type="float" office:value="3.9024199959" calcext:value-type="float">
            <text:p>3.9024199959</text:p>
          </table:table-cell>
          <table:table-cell table:number-columns-repeated="2"/>
          <table:table-cell office:value-type="float" office:value="128.6195330597" calcext:value-type="float">
            <text:p>128.6195330597</text:p>
          </table:table-cell>
          <table:table-cell office:value-type="float" office:value="3.9024199959" calcext:value-type="float">
            <text:p>3.9024199959</text:p>
          </table:table-cell>
          <table:table-cell table:formula="of:=([.F11]-[.F10])/([.E11]-[.E10])" office:value-type="float" office:value="0.0057615669152925" calcext:value-type="float">
            <text:p>0.0057615669</text:p>
          </table:table-cell>
          <table:table-cell/>
          <table:table-cell table:formula="of:=(276-[.E11])/276" office:value-type="float" office:value="0.533987199059058" calcext:value-type="float">
            <text:p>0.5339871991</text:p>
          </table:table-cell>
          <table:table-cell table:formula="of:=3.67+8.314*298.15/96487*LN((1-[.I11])/[.I12])+[.$H$38]*(1-[.I11])/[.I11]" office:value-type="float" office:value="3.87497146476477" calcext:value-type="float">
            <text:p>3.8749714648</text:p>
          </table:table-cell>
        </table:table-row>
        <table:table-row table:style-name="ro1">
          <table:table-cell office:value-type="float" office:value="122.8919376544" calcext:value-type="float">
            <text:p>122.8919376544</text:p>
          </table:table-cell>
          <table:table-cell office:value-type="float" office:value="3.8702950289" calcext:value-type="float">
            <text:p>3.8702950289</text:p>
          </table:table-cell>
          <table:table-cell table:number-columns-repeated="2"/>
          <table:table-cell office:value-type="float" office:value="122.8919376544" calcext:value-type="float">
            <text:p>122.8919376544</text:p>
          </table:table-cell>
          <table:table-cell office:value-type="float" office:value="3.8702950289" calcext:value-type="float">
            <text:p>3.8702950289</text:p>
          </table:table-cell>
          <table:table-cell table:formula="of:=([.F12]-[.F11])/([.E12]-[.E11])" office:value-type="float" office:value="0.00560880521872635" calcext:value-type="float">
            <text:p>0.0056088052</text:p>
          </table:table-cell>
          <table:table-cell/>
          <table:table-cell table:formula="of:=(276-[.E12])/276" office:value-type="float" office:value="0.554739356324638" calcext:value-type="float">
            <text:p>0.5547393563</text:p>
          </table:table-cell>
          <table:table-cell table:formula="of:=3.67+8.314*298.15/96487*LN((1-[.I12])/[.I13])+[.$H$38]*(1-[.I12])/[.I12]" office:value-type="float" office:value="3.85604428334304" calcext:value-type="float">
            <text:p>3.8560442833</text:p>
          </table:table-cell>
        </table:table-row>
        <table:table-row table:style-name="ro1">
          <table:table-cell office:value-type="float" office:value="117.1643422476" calcext:value-type="float">
            <text:p>117.1643422476</text:p>
          </table:table-cell>
          <table:table-cell office:value-type="float" office:value="3.8419558332" calcext:value-type="float">
            <text:p>3.8419558332</text:p>
          </table:table-cell>
          <table:table-cell table:number-columns-repeated="2"/>
          <table:table-cell office:value-type="float" office:value="117.1643422476" calcext:value-type="float">
            <text:p>117.1643422476</text:p>
          </table:table-cell>
          <table:table-cell office:value-type="float" office:value="3.8419558332" calcext:value-type="float">
            <text:p>3.8419558332</text:p>
          </table:table-cell>
          <table:table-cell table:formula="of:=([.F13]-[.F12])/([.E13]-[.E12])" office:value-type="float" office:value="0.00494783476960591" calcext:value-type="float">
            <text:p>0.0049478348</text:p>
          </table:table-cell>
          <table:table-cell/>
          <table:table-cell table:formula="of:=(276-[.E13])/276" office:value-type="float" office:value="0.575491513595652" calcext:value-type="float">
            <text:p>0.5754915136</text:p>
          </table:table-cell>
          <table:table-cell table:formula="of:=3.67+8.314*298.15/96487*LN((1-[.I13])/[.I14])+[.$H$38]*(1-[.I13])/[.I13]" office:value-type="float" office:value="3.83830723992946" calcext:value-type="float">
            <text:p>3.8383072399</text:p>
          </table:table-cell>
        </table:table-row>
        <table:table-row table:style-name="ro1">
          <table:table-cell office:value-type="float" office:value="111.4367468408" calcext:value-type="float">
            <text:p>111.4367468408</text:p>
          </table:table-cell>
          <table:table-cell office:value-type="float" office:value="3.8214495454" calcext:value-type="float">
            <text:p>3.8214495454</text:p>
          </table:table-cell>
          <table:table-cell table:number-columns-repeated="2"/>
          <table:table-cell office:value-type="float" office:value="111.4367468408" calcext:value-type="float">
            <text:p>111.4367468408</text:p>
          </table:table-cell>
          <table:table-cell office:value-type="float" office:value="3.8214495454" calcext:value-type="float">
            <text:p>3.8214495454</text:p>
          </table:table-cell>
          <table:table-cell table:formula="of:=([.F14]-[.F13])/([.E14]-[.E13])" office:value-type="float" office:value="0.00358026123417415" calcext:value-type="float">
            <text:p>0.0035802612</text:p>
          </table:table-cell>
          <table:table-cell/>
          <table:table-cell table:formula="of:=(276-[.E14])/276" office:value-type="float" office:value="0.596243670866667" calcext:value-type="float">
            <text:p>0.5962436709</text:p>
          </table:table-cell>
          <table:table-cell table:formula="of:=3.67+8.314*298.15/96487*LN((1-[.I14])/[.I15])+[.$H$38]*(1-[.I14])/[.I14]" office:value-type="float" office:value="3.82162583402551" calcext:value-type="float">
            <text:p>3.821625834</text:p>
          </table:table-cell>
        </table:table-row>
        <table:table-row table:style-name="ro1">
          <table:table-cell office:value-type="float" office:value="105.709151434" calcext:value-type="float">
            <text:p>105.709151434</text:p>
          </table:table-cell>
          <table:table-cell office:value-type="float" office:value="3.8049399183" calcext:value-type="float">
            <text:p>3.8049399183</text:p>
          </table:table-cell>
          <table:table-cell table:number-columns-repeated="2"/>
          <table:table-cell office:value-type="float" office:value="105.709151434" calcext:value-type="float">
            <text:p>105.709151434</text:p>
          </table:table-cell>
          <table:table-cell office:value-type="float" office:value="3.8049399183" calcext:value-type="float">
            <text:p>3.8049399183</text:p>
          </table:table-cell>
          <table:table-cell table:formula="of:=([.F15]-[.F14])/([.E15]-[.E14])" office:value-type="float" office:value="0.00288247090225669" calcext:value-type="float">
            <text:p>0.0028824709</text:p>
          </table:table-cell>
          <table:table-cell/>
          <table:table-cell table:formula="of:=(276-[.E15])/276" office:value-type="float" office:value="0.616995828137681" calcext:value-type="float">
            <text:p>0.6169958281</text:p>
          </table:table-cell>
          <table:table-cell table:formula="of:=3.67+8.314*298.15/96487*LN((1-[.I15])/[.I16])+[.$H$38]*(1-[.I15])/[.I15]" office:value-type="float" office:value="3.80588193863483" calcext:value-type="float">
            <text:p>3.8058819386</text:p>
          </table:table-cell>
        </table:table-row>
        <table:table-row table:style-name="ro1">
          <table:table-cell office:value-type="float" office:value="99.9815560272" calcext:value-type="float">
            <text:p>99.9815560272</text:p>
          </table:table-cell>
          <table:table-cell office:value-type="float" office:value="3.7913940494" calcext:value-type="float">
            <text:p>3.7913940494</text:p>
          </table:table-cell>
          <table:table-cell table:number-columns-repeated="2"/>
          <table:table-cell office:value-type="float" office:value="99.9815560272" calcext:value-type="float">
            <text:p>99.9815560272</text:p>
          </table:table-cell>
          <table:table-cell office:value-type="float" office:value="3.79097080188753" calcext:value-type="float">
            <text:p>3.7909708019</text:p>
          </table:table-cell>
          <table:table-cell table:formula="of:=([.F16]-[.F15])/([.E16]-[.E15])" office:value-type="float" office:value="0.00243891466144566" calcext:value-type="float">
            <text:p>0.0024389147</text:p>
          </table:table-cell>
          <table:table-cell/>
          <table:table-cell table:formula="of:=(276-[.E16])/276" office:value-type="float" office:value="0.637747985408696" calcext:value-type="float">
            <text:p>0.6377479854</text:p>
          </table:table-cell>
          <table:table-cell table:formula="of:=3.67+8.314*298.15/96487*LN((1-[.I16])/[.I17])+[.$H$38]*(1-[.I16])/[.I16]" office:value-type="float" office:value="3.79097080188753" calcext:value-type="float">
            <text:p>3.7909708019</text:p>
          </table:table-cell>
        </table:table-row>
        <table:table-row table:style-name="ro1">
          <table:table-cell office:value-type="float" office:value="94.2539606204" calcext:value-type="float">
            <text:p>94.2539606204</text:p>
          </table:table-cell>
          <table:table-cell office:value-type="float" office:value="3.7776771118" calcext:value-type="float">
            <text:p>3.7776771118</text:p>
          </table:table-cell>
          <table:table-cell table:number-columns-repeated="2"/>
          <table:table-cell office:value-type="float" office:value="94.2539606204" calcext:value-type="float">
            <text:p>94.2539606204</text:p>
          </table:table-cell>
          <table:table-cell office:value-type="float" office:value="3.77679851875527" calcext:value-type="float">
            <text:p>3.7767985188</text:p>
          </table:table-cell>
          <table:table-cell table:formula="of:=([.F17]-[.F16])/([.E17]-[.E16])" office:value-type="float" office:value="0.00247438621719515" calcext:value-type="float">
            <text:p>0.0024743862</text:p>
          </table:table-cell>
          <table:table-cell/>
          <table:table-cell table:formula="of:=(276-[.E17])/276" office:value-type="float" office:value="0.65850014267971" calcext:value-type="float">
            <text:p>0.6585001427</text:p>
          </table:table-cell>
          <table:table-cell table:formula="of:=3.67+8.314*298.15/96487*LN((1-[.I17])/[.I18])+[.$H$38]*(1-[.I17])/[.I17]" office:value-type="float" office:value="3.77679851875527" calcext:value-type="float">
            <text:p>3.7767985188</text:p>
          </table:table-cell>
        </table:table-row>
        <table:table-row table:style-name="ro1">
          <table:table-cell office:value-type="float" office:value="88.5263652136" calcext:value-type="float">
            <text:p>88.5263652136</text:p>
          </table:table-cell>
          <table:table-cell office:value-type="float" office:value="3.7657555959" calcext:value-type="float">
            <text:p>3.7657555959</text:p>
          </table:table-cell>
          <table:table-cell table:number-columns-repeated="2"/>
          <table:table-cell office:value-type="float" office:value="88.5263652136" calcext:value-type="float">
            <text:p>88.5263652136</text:p>
          </table:table-cell>
          <table:table-cell office:value-type="float" office:value="3.76327983795651" calcext:value-type="float">
            <text:p>3.763279838</text:p>
          </table:table-cell>
          <table:table-cell table:formula="of:=([.F18]-[.F17])/([.E18]-[.E17])" office:value-type="float" office:value="0.00236027160415453" calcext:value-type="float">
            <text:p>0.0023602716</text:p>
          </table:table-cell>
          <table:table-cell/>
          <table:table-cell table:formula="of:=(276-[.E18])/276" office:value-type="float" office:value="0.679252299950725" calcext:value-type="float">
            <text:p>0.6792523</text:p>
          </table:table-cell>
          <table:table-cell table:formula="of:=3.67+8.314*298.15/96487*LN((1-[.I18])/[.I19])+[.$H$38]*(1-[.I18])/[.I18]" office:value-type="float" office:value="3.76327983795651" calcext:value-type="float">
            <text:p>3.763279838</text:p>
          </table:table-cell>
        </table:table-row>
        <table:table-row table:style-name="ro1">
          <table:table-cell office:value-type="float" office:value="82.7987698083" calcext:value-type="float">
            <text:p>82.7987698083</text:p>
          </table:table-cell>
          <table:table-cell office:value-type="float" office:value="3.7549695437" calcext:value-type="float">
            <text:p>3.7549695437</text:p>
          </table:table-cell>
          <table:table-cell table:number-columns-repeated="2"/>
          <table:table-cell office:value-type="float" office:value="82.7987698083" calcext:value-type="float">
            <text:p>82.7987698083</text:p>
          </table:table-cell>
          <table:table-cell office:value-type="float" office:value="3.75033618556208" calcext:value-type="float">
            <text:p>3.7503361856</text:p>
          </table:table-cell>
          <table:table-cell table:formula="of:=([.F19]-[.F18])/([.E19]-[.E18])" office:value-type="float" office:value="0.00225987547626926" calcext:value-type="float">
            <text:p>0.0022598755</text:p>
          </table:table-cell>
          <table:table-cell/>
          <table:table-cell table:formula="of:=(276-[.E19])/276" office:value-type="float" office:value="0.700004457216304" calcext:value-type="float">
            <text:p>0.7000044572</text:p>
          </table:table-cell>
          <table:table-cell table:formula="of:=3.67+8.314*298.15/96487*LN((1-[.I19])/[.I20])+[.$H$38]*(1-[.I19])/[.I19]" office:value-type="float" office:value="3.75033618556208" calcext:value-type="float">
            <text:p>3.7503361856</text:p>
          </table:table-cell>
        </table:table-row>
        <table:table-row table:style-name="ro1">
          <table:table-cell office:value-type="float" office:value="77.0711744015" calcext:value-type="float">
            <text:p>77.0711744015</text:p>
          </table:table-cell>
          <table:table-cell office:value-type="float" office:value="3.7448024559" calcext:value-type="float">
            <text:p>3.7448024559</text:p>
          </table:table-cell>
          <table:table-cell table:number-columns-repeated="2"/>
          <table:table-cell office:value-type="float" office:value="77.0711744015" calcext:value-type="float">
            <text:p>77.0711744015</text:p>
          </table:table-cell>
          <table:table-cell office:value-type="float" office:value="3.7378937903413" calcext:value-type="float">
            <text:p>3.7378937903</text:p>
          </table:table-cell>
          <table:table-cell table:formula="of:=([.F20]-[.F19])/([.E20]-[.E19])" office:value-type="float" office:value="0.00217235931260394" calcext:value-type="float">
            <text:p>0.0021723593</text:p>
          </table:table-cell>
          <table:table-cell/>
          <table:table-cell table:formula="of:=(276-[.E20])/276" office:value-type="float" office:value="0.720756614487319" calcext:value-type="float">
            <text:p>0.7207566145</text:p>
          </table:table-cell>
          <table:table-cell table:formula="of:=3.67+8.314*298.15/96487*LN((1-[.I20])/[.I21])+[.$H$38]*(1-[.I20])/[.I20]" office:value-type="float" office:value="3.7378937903413" calcext:value-type="float">
            <text:p>3.7378937903</text:p>
          </table:table-cell>
        </table:table-row>
        <table:table-row table:style-name="ro1">
          <table:table-cell office:value-type="float" office:value="71.3435789947" calcext:value-type="float">
            <text:p>71.3435789947</text:p>
          </table:table-cell>
          <table:table-cell office:value-type="float" office:value="3.7344592633" calcext:value-type="float">
            <text:p>3.7344592633</text:p>
          </table:table-cell>
          <table:table-cell table:number-columns-repeated="2"/>
          <table:table-cell office:value-type="float" office:value="71.3435789947" calcext:value-type="float">
            <text:p>71.3435789947</text:p>
          </table:table-cell>
          <table:table-cell office:value-type="float" office:value="3.72588178442472" calcext:value-type="float">
            <text:p>3.7258817844</text:p>
          </table:table-cell>
          <table:table-cell table:formula="of:=([.F21]-[.F20])/([.E21]-[.E20])" office:value-type="float" office:value="0.00209721620740131" calcext:value-type="float">
            <text:p>0.0020972162</text:p>
          </table:table-cell>
          <table:table-cell/>
          <table:table-cell table:formula="of:=(276-[.E21])/276" office:value-type="float" office:value="0.741508771758333" calcext:value-type="float">
            <text:p>0.7415087718</text:p>
          </table:table-cell>
          <table:table-cell table:formula="of:=3.67+8.314*298.15/96487*LN((1-[.I21])/[.I22])+[.$H$38]*(1-[.I21])/[.I21]" office:value-type="float" office:value="3.72588178442472" calcext:value-type="float">
            <text:p>3.7258817844</text:p>
          </table:table-cell>
        </table:table-row>
        <table:table-row table:style-name="ro1">
          <table:table-cell office:value-type="float" office:value="65.6159835879" calcext:value-type="float">
            <text:p>65.6159835879</text:p>
          </table:table-cell>
          <table:table-cell office:value-type="float" office:value="3.7225047315" calcext:value-type="float">
            <text:p>3.7225047315</text:p>
          </table:table-cell>
          <table:table-cell table:number-columns-repeated="2"/>
          <table:table-cell office:value-type="float" office:value="65.6159835879" calcext:value-type="float">
            <text:p>65.6159835879</text:p>
          </table:table-cell>
          <table:table-cell office:value-type="float" office:value="3.71423011989475" calcext:value-type="float">
            <text:p>3.7142301199</text:p>
          </table:table-cell>
          <table:table-cell table:formula="of:=([.F22]-[.F21])/([.E22]-[.E21])" office:value-type="float" office:value="0.00203430300194328" calcext:value-type="float">
            <text:p>0.002034303</text:p>
          </table:table-cell>
          <table:table-cell/>
          <table:table-cell table:formula="of:=(276-[.E22])/276" office:value-type="float" office:value="0.762260929029348" calcext:value-type="float">
            <text:p>0.762260929</text:p>
          </table:table-cell>
          <table:table-cell table:formula="of:=3.67+8.314*298.15/96487*LN((1-[.I22])/[.I23])+[.$H$38]*(1-[.I22])/[.I22]" office:value-type="float" office:value="3.71423011989475" calcext:value-type="float">
            <text:p>3.7142301199</text:p>
          </table:table-cell>
        </table:table-row>
        <table:table-row table:style-name="ro1">
          <table:table-cell office:value-type="float" office:value="59.8883881811" calcext:value-type="float">
            <text:p>59.8883881811</text:p>
          </table:table-cell>
          <table:table-cell office:value-type="float" office:value="3.704951816" calcext:value-type="float">
            <text:p>3.704951816</text:p>
          </table:table-cell>
          <table:table-cell table:number-columns-repeated="2"/>
          <table:table-cell office:value-type="float" office:value="59.8883881811" calcext:value-type="float">
            <text:p>59.8883881811</text:p>
          </table:table-cell>
          <table:table-cell office:value-type="float" office:value="3.70286707416753" calcext:value-type="float">
            <text:p>3.7028670742</text:p>
          </table:table-cell>
          <table:table-cell table:formula="of:=([.F23]-[.F22])/([.E23]-[.E22])" office:value-type="float" office:value="0.00198391208180151" calcext:value-type="float">
            <text:p>0.0019839121</text:p>
          </table:table-cell>
          <table:table-cell/>
          <table:table-cell table:formula="of:=(276-[.E23])/276" office:value-type="float" office:value="0.783013086300362" calcext:value-type="float">
            <text:p>0.7830130863</text:p>
          </table:table-cell>
          <table:table-cell table:formula="of:=3.67+8.314*298.15/96487*LN((1-[.I23])/[.I24])+[.$H$38]*(1-[.I23])/[.I23]" office:value-type="float" office:value="3.70286707416753" calcext:value-type="float">
            <text:p>3.7028670742</text:p>
          </table:table-cell>
        </table:table-row>
        <table:table-row table:style-name="ro1">
          <table:table-cell office:value-type="float" office:value="54.1607927743" calcext:value-type="float">
            <text:p>54.1607927743</text:p>
          </table:table-cell>
          <table:table-cell office:value-type="float" office:value="3.6932805437" calcext:value-type="float">
            <text:p>3.6932805437</text:p>
          </table:table-cell>
          <table:table-cell table:number-columns-repeated="2"/>
          <table:table-cell office:value-type="float" office:value="54.1607927743" calcext:value-type="float">
            <text:p>54.1607927743</text:p>
          </table:table-cell>
          <table:table-cell office:value-type="float" office:value="3.69171598540522" calcext:value-type="float">
            <text:p>3.6917159854</text:p>
          </table:table-cell>
          <table:table-cell table:formula="of:=([.F24]-[.F23])/([.E24]-[.E23])" office:value-type="float" office:value="0.0019469058078136" calcext:value-type="float">
            <text:p>0.0019469058</text:p>
          </table:table-cell>
          <table:table-cell/>
          <table:table-cell table:formula="of:=(276-[.E24])/276" office:value-type="float" office:value="0.803765243571377" calcext:value-type="float">
            <text:p>0.8037652436</text:p>
          </table:table-cell>
          <table:table-cell table:formula="of:=3.67+8.314*298.15/96487*LN((1-[.I24])/[.I25])+[.$H$38]*(1-[.I24])/[.I24]" office:value-type="float" office:value="3.69171598540522" calcext:value-type="float">
            <text:p>3.6917159854</text:p>
          </table:table-cell>
        </table:table-row>
        <table:table-row table:style-name="ro1">
          <table:table-cell office:value-type="float" office:value="48.4331973675" calcext:value-type="float">
            <text:p>48.4331973675</text:p>
          </table:table-cell>
          <table:table-cell office:value-type="float" office:value="3.6853727299" calcext:value-type="float">
            <text:p>3.6853727299</text:p>
          </table:table-cell>
          <table:table-cell table:number-columns-repeated="2"/>
          <table:table-cell office:value-type="float" office:value="48.4331973675" calcext:value-type="float">
            <text:p>48.4331973675</text:p>
          </table:table-cell>
          <table:table-cell office:value-type="float" office:value="3.68069060198237" calcext:value-type="float">
            <text:p>3.680690602</text:p>
          </table:table-cell>
          <table:table-cell table:formula="of:=([.F25]-[.F24])/([.E25]-[.E24])" office:value-type="float" office:value="0.00192495849301099" calcext:value-type="float">
            <text:p>0.0019249585</text:p>
          </table:table-cell>
          <table:table-cell/>
          <table:table-cell table:formula="of:=(276-[.E25])/276" office:value-type="float" office:value="0.824517400842391" calcext:value-type="float">
            <text:p>0.8245174008</text:p>
          </table:table-cell>
          <table:table-cell table:formula="of:=3.67+8.314*298.15/96487*LN((1-[.I25])/[.I26])+[.$H$38]*(1-[.I25])/[.I25]" office:value-type="float" office:value="3.68069060198237" calcext:value-type="float">
            <text:p>3.680690602</text:p>
          </table:table-cell>
        </table:table-row>
        <table:table-row table:style-name="ro1">
          <table:table-cell office:value-type="float" office:value="42.7056019622" calcext:value-type="float">
            <text:p>42.7056019622</text:p>
          </table:table-cell>
          <table:table-cell office:value-type="float" office:value="3.677" calcext:value-type="float">
            <text:p>3.677</text:p>
          </table:table-cell>
          <table:table-cell table:number-columns-repeated="2"/>
          <table:table-cell office:value-type="float" office:value="42.7056019622" calcext:value-type="float">
            <text:p>42.7056019622</text:p>
          </table:table-cell>
          <table:table-cell office:value-type="float" office:value="3.66907954902744" calcext:value-type="float">
            <text:p>3.669079549</text:p>
          </table:table-cell>
          <table:table-cell table:formula="of:=([.F26]-[.F25])/([.E26]-[.E25])" office:value-type="float" office:value="0.0020272124920319" calcext:value-type="float">
            <text:p>0.0020272125</text:p>
          </table:table-cell>
          <table:table-cell/>
          <table:table-cell table:formula="of:=(276-[.E26])/276" office:value-type="float" office:value="0.845269558107971" calcext:value-type="float">
            <text:p>0.8452695581</text:p>
          </table:table-cell>
          <table:table-cell table:formula="of:=3.67+8.314*298.15/96487*LN((1-[.I26])/[.I27])+[.$H$38]*(1-[.I26])/[.I26]" office:value-type="float" office:value="3.66907954902744" calcext:value-type="float">
            <text:p>3.669079549</text:p>
          </table:table-cell>
        </table:table-row>
        <table:table-row table:style-name="ro1">
          <table:table-cell office:value-type="float" office:value="31.2504111486" calcext:value-type="float">
            <text:p>31.2504111486</text:p>
          </table:table-cell>
          <table:table-cell office:value-type="float" office:value="3.655" calcext:value-type="float">
            <text:p>3.655</text:p>
          </table:table-cell>
          <table:table-cell table:number-columns-repeated="2"/>
          <table:table-cell office:value-type="float" office:value="31.2504111486" calcext:value-type="float">
            <text:p>31.2504111486</text:p>
          </table:table-cell>
          <table:table-cell office:value-type="float" office:value="3.64717299616184" calcext:value-type="float">
            <text:p>3.6471729962</text:p>
          </table:table-cell>
          <table:table-cell table:formula="of:=([.F27]-[.F26])/([.E27]-[.E26])" office:value-type="float" office:value="0.00191236909293509" calcext:value-type="float">
            <text:p>0.0019123691</text:p>
          </table:table-cell>
          <table:table-cell/>
          <table:table-cell table:formula="of:=(276-[.E27])/276" office:value-type="float" office:value="0.88677387265" calcext:value-type="float">
            <text:p>0.8867738727</text:p>
          </table:table-cell>
          <table:table-cell table:formula="of:=3.67+8.314*298.15/96487*LN((1-[.I27])/[.I28])+[.$H$38]*(1-[.I27])/[.I27]" office:value-type="float" office:value="3.64717299616184" calcext:value-type="float">
            <text:p>3.6471729962</text:p>
          </table:table-cell>
        </table:table-row>
        <table:table-row table:style-name="ro1">
          <table:table-cell office:value-type="float" office:value="25.5228157418" calcext:value-type="float">
            <text:p>25.5228157418</text:p>
          </table:table-cell>
          <table:table-cell office:value-type="float" office:value="3.6372704326" calcext:value-type="float">
            <text:p>3.6372704326</text:p>
          </table:table-cell>
          <table:table-cell table:number-columns-repeated="2"/>
          <table:table-cell office:value-type="float" office:value="25.5228157418" calcext:value-type="float">
            <text:p>25.5228157418</text:p>
          </table:table-cell>
          <table:table-cell office:value-type="float" office:value="3.63520207199633" calcext:value-type="float">
            <text:p>3.635202072</text:p>
          </table:table-cell>
          <table:table-cell table:formula="of:=([.F28]-[.F27])/([.E28]-[.E27])" office:value-type="float" office:value="0.00209004360735678" calcext:value-type="float">
            <text:p>0.0020900436</text:p>
          </table:table-cell>
          <table:table-cell/>
          <table:table-cell table:formula="of:=(276-[.E28])/276" office:value-type="float" office:value="0.907526029921015" calcext:value-type="float">
            <text:p>0.9075260299</text:p>
          </table:table-cell>
          <table:table-cell table:formula="of:=3.67+8.314*298.15/96487*LN((1-[.I28])/[.I29])+[.$H$38]*(1-[.I28])/[.I28]" office:value-type="float" office:value="3.63520207199633" calcext:value-type="float">
            <text:p>3.635202072</text:p>
          </table:table-cell>
        </table:table-row>
        <table:table-row table:style-name="ro1">
          <table:table-cell office:value-type="float" office:value="19.795220335" calcext:value-type="float">
            <text:p>19.795220335</text:p>
          </table:table-cell>
          <table:table-cell office:value-type="float" office:value="3.6197772149" calcext:value-type="float">
            <text:p>3.6197772149</text:p>
          </table:table-cell>
          <table:table-cell table:number-columns-repeated="2"/>
          <table:table-cell office:value-type="float" office:value="19.795220335" calcext:value-type="float">
            <text:p>19.795220335</text:p>
          </table:table-cell>
          <table:table-cell office:value-type="float" office:value="3.621" calcext:value-type="float">
            <text:p>3.621</text:p>
          </table:table-cell>
          <table:table-cell table:formula="of:=([.F29]-[.F28])/([.E29]-[.E28])" office:value-type="float" office:value="0.00247958715440499" calcext:value-type="float">
            <text:p>0.0024795872</text:p>
          </table:table-cell>
          <table:table-cell/>
          <table:table-cell table:formula="of:=(276-[.E29])/276" office:value-type="float" office:value="0.928278187192029" calcext:value-type="float">
            <text:p>0.9282781872</text:p>
          </table:table-cell>
          <table:table-cell table:formula="of:=3.67+8.314*298.15/96487*LN((1-[.I29])/[.I30])+[.$H$38]*(1-[.I29])/[.I29]" office:value-type="float" office:value="3.62219319212086" calcext:value-type="float">
            <text:p>3.6221931921</text:p>
          </table:table-cell>
        </table:table-row>
        <table:table-row table:style-name="ro1">
          <table:table-cell office:value-type="float" office:value="14.0676249282" calcext:value-type="float">
            <text:p>14.0676249282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4.0676249282" calcext:value-type="float">
            <text:p>14.0676249282</text:p>
          </table:table-cell>
          <table:table-cell office:value-type="float" office:value="3.604" calcext:value-type="float">
            <text:p>3.604</text:p>
          </table:table-cell>
          <table:table-cell table:formula="of:=([.F30]-[.F29])/([.E30]-[.E29])" office:value-type="float" office:value="0.00296808674366505" calcext:value-type="float">
            <text:p>0.0029680867</text:p>
          </table:table-cell>
          <table:table-cell/>
          <table:table-cell table:formula="of:=(276-[.E30])/276" office:value-type="float" office:value="0.949030344463043" calcext:value-type="float">
            <text:p>0.9490303445</text:p>
          </table:table-cell>
          <table:table-cell table:formula="of:=3.67+8.314*298.15/96487*LN((1-[.I30])/[.I31])+[.$H$38]*(1-[.I30])/[.I30]" office:value-type="float" office:value="3.60758431003554" calcext:value-type="float">
            <text:p>3.60758431</text:p>
          </table:table-cell>
        </table:table-row>
        <table:table-row table:style-name="ro1">
          <table:table-cell office:value-type="float" office:value="12.2222222222" calcext:value-type="float">
            <text:p>12.2222222222</text:p>
          </table:table-cell>
          <table:table-cell office:value-type="float" office:value="3.59" calcext:value-type="float">
            <text:p>3.59</text:p>
          </table:table-cell>
          <table:table-cell table:number-columns-repeated="2"/>
          <table:table-cell office:value-type="float" office:value="12.2222222222" calcext:value-type="float">
            <text:p>12.2222222222</text:p>
          </table:table-cell>
          <table:table-cell office:value-type="float" office:value="3.5975" calcext:value-type="float">
            <text:p>3.5975</text:p>
          </table:table-cell>
          <table:table-cell table:formula="of:=([.F31]-[.F30])/([.E31]-[.E30])" office:value-type="float" office:value="0.00352226642936327" calcext:value-type="float">
            <text:p>0.0035222664</text:p>
          </table:table-cell>
          <table:table-cell/>
          <table:table-cell table:formula="of:=(276-[.E31])/276" office:value-type="float" office:value="0.955716586151449" calcext:value-type="float">
            <text:p>0.9557165862</text:p>
          </table:table-cell>
          <table:table-cell table:formula="of:=3.67+8.314*298.15/96487*LN((1-[.I31])/[.I32])+[.$H$38]*(1-[.I31])/[.I31]" office:value-type="float" office:value="3.60190656089455" calcext:value-type="float">
            <text:p>3.6019065609</text:p>
          </table:table-cell>
        </table:table-row>
        <table:table-row table:style-name="ro1">
          <table:table-cell office:value-type="float" office:value="9.1666666667" calcext:value-type="float">
            <text:p>9.1666666667</text:p>
          </table:table-cell>
          <table:table-cell office:value-type="float" office:value="3.575" calcext:value-type="float">
            <text:p>3.575</text:p>
          </table:table-cell>
          <table:table-cell table:number-columns-repeated="2"/>
          <table:table-cell office:value-type="float" office:value="9.1666666667" calcext:value-type="float">
            <text:p>9.1666666667</text:p>
          </table:table-cell>
          <table:table-cell office:value-type="float" office:value="3.58" calcext:value-type="float">
            <text:p>3.58</text:p>
          </table:table-cell>
          <table:table-cell table:formula="of:=([.F32]-[.F31])/([.E32]-[.E31])" office:value-type="float" office:value="0.00572727272737688" calcext:value-type="float">
            <text:p>0.0057272727</text:p>
          </table:table-cell>
          <table:table-cell/>
          <table:table-cell table:formula="of:=(276-[.E32])/276" office:value-type="float" office:value="0.966787439613406" calcext:value-type="float">
            <text:p>0.9667874396</text:p>
          </table:table-cell>
          <table:table-cell table:formula="of:=3.67+8.314*298.15/96487*LN((1-[.I32])/[.I33])+[.$H$38]*(1-[.I32])/[.I32]" office:value-type="float" office:value="3.59134766354691" calcext:value-type="float">
            <text:p>3.5913476635</text:p>
          </table:table-cell>
        </table:table-row>
        <table:table-row table:style-name="ro1">
          <table:table-cell office:value-type="float" office:value="6.1111111111" calcext:value-type="float">
            <text:p>6.1111111111</text:p>
          </table:table-cell>
          <table:table-cell office:value-type="float" office:value="3.555" calcext:value-type="float">
            <text:p>3.555</text:p>
          </table:table-cell>
          <table:table-cell table:number-columns-repeated="2"/>
          <table:table-cell office:value-type="float" office:value="6.1111111111" calcext:value-type="float">
            <text:p>6.1111111111</text:p>
          </table:table-cell>
          <table:table-cell office:value-type="float" office:value="3.555" calcext:value-type="float">
            <text:p>3.555</text:p>
          </table:table-cell>
          <table:table-cell table:formula="of:=([.F33]-[.F32])/([.E33]-[.E32])" office:value-type="float" office:value="0.00818181818169915" calcext:value-type="float">
            <text:p>0.0081818182</text:p>
          </table:table-cell>
          <table:table-cell/>
          <table:table-cell table:formula="of:=(276-[.E33])/276" office:value-type="float" office:value="0.977858293075725" calcext:value-type="float">
            <text:p>0.9778582931</text:p>
          </table:table-cell>
          <table:table-cell table:formula="of:=3.67+8.314*298.15/96487*LN((1-[.I33])/[.I34])+[.$H$38]*(1-[.I33])/[.I33]" office:value-type="float" office:value="3.57783124304308" calcext:value-type="float">
            <text:p>3.577831243</text:p>
          </table:table-cell>
        </table:table-row>
        <table:table-row table:style-name="ro1">
          <table:table-cell office:value-type="float" office:value="3.0555555556" calcext:value-type="float">
            <text:p>3.0555555556</text:p>
          </table:table-cell>
          <table:table-cell office:value-type="float" office:value="3.49" calcext:value-type="float">
            <text:p>3.49</text:p>
          </table:table-cell>
          <table:table-cell table:number-columns-repeated="2"/>
          <table:table-cell office:value-type="float" office:value="3.0555555556" calcext:value-type="float">
            <text:p>3.0555555556</text:p>
          </table:table-cell>
          <table:table-cell office:value-type="float" office:value="3.49" calcext:value-type="float">
            <text:p>3.49</text:p>
          </table:table-cell>
          <table:table-cell table:formula="of:=([.F34]-[.F33])/([.E34]-[.E33])" office:value-type="float" office:value="0.021272727273114" calcext:value-type="float">
            <text:p>0.0212727273</text:p>
          </table:table-cell>
          <table:table-cell/>
          <table:table-cell table:formula="of:=(276-[.E34])/276" office:value-type="float" office:value="0.988929146537681" calcext:value-type="float">
            <text:p>0.9889291465</text:p>
          </table:table-cell>
          <table:table-cell table:formula="of:=3.67+8.314*298.15/96487*LN((1-[.I34])/[.I35])+[.$H$38]*(1-[.I34])/[.I34]" office:value-type="float" office:value="3.55699021316582" calcext:value-type="float">
            <text:p>3.556990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F35]-[.F34])/([.E35]-[.E34])" office:value-type="float" office:value="0.160363636361304" calcext:value-type="float">
            <text:p>0.1603636364</text:p>
          </table:table-cell>
          <table:table-cell/>
          <table:table-cell table:formula="of:=(276-[.E35])/276" office:value-type="float" office:value="1" calcext:value-type="float">
            <text:p>1</text:p>
          </table:table-cell>
          <table:table-cell table:formula="of:=3.67+8.314*298.15/96487*LN((1-[.I35])/[.I36])+[.$H$38]*(1-[.I35])/[.I3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float" office:value="0.24" calcext:value-type="float">
            <text:p>0.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editing-duration>PT14M38S</meta:editing-duration>
    <dc:date>2016-07-30T14:28:26.846457415</dc:date>
    <meta:generator>LibreOffice/4.2.8.2$Linux_X86_64 LibreOffice_project/420m0$Build-2</meta:generator>
    <meta:document-statistic meta:table-count="1" meta:cell-count="2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3.159cm" svg:y="4.203cm" style:legend-expansion="high" chart:style-name="ch2"/>
        <chart:plot-area chart:style-name="ch3" table:cell-range-address="Sheet1.A1:Sheet1.B35" svg:x="0.32cm" svg:y="0.18cm" svg:width="12.519cm" svg:height="8.645cm">
          <chartooo:coordinate-region svg:x="1.047cm" svg:y="0.379cm" svg:width="11.5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5" chart:class="chart:scatter">
            <chart:domain table:cell-range-address="Sheet1.A1:Sheet1.A35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6111111111">
                <text:p>198.6111111111</text:p>
                <draw:g>
                  <svg:desc>Sheet1.A1:Sheet1.A35</svg:desc>
                </draw:g>
              </table:table-cell>
              <table:table-cell office:value-type="float" office:value="4.4">
                <text:p>4.4</text:p>
                <draw:g>
                  <svg:desc>Sheet1.B1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.1678917194">
                <text:p>180.1678917194</text:p>
              </table:table-cell>
              <table:table-cell office:value-type="float" office:value="4.2493152017">
                <text:p>4.2493152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.4402963126">
                <text:p>174.4402963126</text:p>
              </table:table-cell>
              <table:table-cell office:value-type="float" office:value="4.2040717929">
                <text:p>4.2040717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127009058">
                <text:p>168.7127009058</text:p>
              </table:table-cell>
              <table:table-cell office:value-type="float" office:value="4.1614006337">
                <text:p>4.1614006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.985105499">
                <text:p>162.985105499</text:p>
              </table:table-cell>
              <table:table-cell office:value-type="float" office:value="4.1205433014">
                <text:p>4.1205433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.2575100938">
                <text:p>157.2575100938</text:p>
              </table:table-cell>
              <table:table-cell office:value-type="float" office:value="4.0812964503">
                <text:p>4.0812964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5299146869">
                <text:p>151.5299146869</text:p>
              </table:table-cell>
              <table:table-cell office:value-type="float" office:value="4.0432590181">
                <text:p>4.0432590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.8023192801">
                <text:p>145.8023192801</text:p>
              </table:table-cell>
              <table:table-cell office:value-type="float" office:value="4.0062505947">
                <text:p>4.006250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.0747238733">
                <text:p>140.0747238733</text:p>
              </table:table-cell>
              <table:table-cell office:value-type="float" office:value="3.9700642224">
                <text:p>3.9700642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3471284665">
                <text:p>134.3471284665</text:p>
              </table:table-cell>
              <table:table-cell office:value-type="float" office:value="3.9354199201">
                <text:p>3.9354199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6195330597">
                <text:p>128.6195330597</text:p>
              </table:table-cell>
              <table:table-cell office:value-type="float" office:value="3.9024199959">
                <text:p>3.9024199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8919376544">
                <text:p>122.8919376544</text:p>
              </table:table-cell>
              <table:table-cell office:value-type="float" office:value="3.8702950289">
                <text:p>3.8702950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.1643422476">
                <text:p>117.1643422476</text:p>
              </table:table-cell>
              <table:table-cell office:value-type="float" office:value="3.8419558332">
                <text:p>3.8419558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4367468408">
                <text:p>111.4367468408</text:p>
              </table:table-cell>
              <table:table-cell office:value-type="float" office:value="3.8214495454">
                <text:p>3.8214495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.709151434">
                <text:p>105.709151434</text:p>
              </table:table-cell>
              <table:table-cell office:value-type="float" office:value="3.8049399183">
                <text:p>3.8049399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9815560272">
                <text:p>99.9815560272</text:p>
              </table:table-cell>
              <table:table-cell office:value-type="float" office:value="3.7913940494">
                <text:p>3.7913940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2539606204">
                <text:p>94.2539606204</text:p>
              </table:table-cell>
              <table:table-cell office:value-type="float" office:value="3.7776771118">
                <text:p>3.7776771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5263652136">
                <text:p>88.5263652136</text:p>
              </table:table-cell>
              <table:table-cell office:value-type="float" office:value="3.7657555959">
                <text:p>3.7657555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7987698083">
                <text:p>82.7987698083</text:p>
              </table:table-cell>
              <table:table-cell office:value-type="float" office:value="3.7549695437">
                <text:p>3.7549695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0711744015">
                <text:p>77.0711744015</text:p>
              </table:table-cell>
              <table:table-cell office:value-type="float" office:value="3.7448024559">
                <text:p>3.7448024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.3435789947">
                <text:p>71.3435789947</text:p>
              </table:table-cell>
              <table:table-cell office:value-type="float" office:value="3.7344592633">
                <text:p>3.7344592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159835879">
                <text:p>65.6159835879</text:p>
              </table:table-cell>
              <table:table-cell office:value-type="float" office:value="3.7225047315">
                <text:p>3.7225047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8883881811">
                <text:p>59.8883881811</text:p>
              </table:table-cell>
              <table:table-cell office:value-type="float" office:value="3.704951816">
                <text:p>3.704951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607927743">
                <text:p>54.1607927743</text:p>
              </table:table-cell>
              <table:table-cell office:value-type="float" office:value="3.6932805437">
                <text:p>3.6932805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4331973675">
                <text:p>48.4331973675</text:p>
              </table:table-cell>
              <table:table-cell office:value-type="float" office:value="3.6853727299">
                <text:p>3.6853727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7056019622">
                <text:p>42.7056019622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2504111486">
                <text:p>31.2504111486</text:p>
              </table:table-cell>
              <table:table-cell office:value-type="float" office:value="3.655">
                <text:p>3.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5228157418">
                <text:p>25.5228157418</text:p>
              </table:table-cell>
              <table:table-cell office:value-type="float" office:value="3.6372704326">
                <text:p>3.6372704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795220335">
                <text:p>19.795220335</text:p>
              </table:table-cell>
              <table:table-cell office:value-type="float" office:value="3.6197772149">
                <text:p>3.619777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676249282">
                <text:p>14.067624928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222222222">
                <text:p>12.222222222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1666666667">
                <text:p>9.1666666667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1111111111">
                <text:p>6.1111111111</text:p>
              </table:table-cell>
              <table:table-cell office:value-type="float" office:value="3.555">
                <text:p>3.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555555556">
                <text:p>3.055555555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legend chart:legend-position="end" svg:x="13.132cm" svg:y="4.204cm" style:legend-expansion="high" chart:style-name="ch2"/>
        <chart:plot-area chart:style-name="ch3" table:cell-range-address="Sheet1.E2:Sheet1.E35 Sheet1.G2:Sheet1.G35" svg:x="0.32cm" svg:y="0.18cm" svg:width="12.492cm" svg:height="8.646cm">
          <chartooo:coordinate-region svg:x="1.232cm" svg:y="0.379cm" svg:width="11.30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35" chart:class="chart:scatter">
            <chart:domain table:cell-range-address="Sheet1.E2:Sheet1.E35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.1678917194">
                <text:p>180.1678917194</text:p>
                <draw:g>
                  <svg:desc>Sheet1.E2:Sheet1.E35</svg:desc>
                </draw:g>
              </table:table-cell>
              <table:table-cell office:value-type="float" office:value="0.00817020039179347">
                <text:p>0.00817020039179347</text:p>
                <draw:g>
                  <svg:desc>Sheet1.G2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.4402963126">
                <text:p>174.4402963126</text:p>
              </table:table-cell>
              <table:table-cell office:value-type="float" office:value="0.00789919775867648">
                <text:p>0.00789919775867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.7127009058">
                <text:p>168.7127009058</text:p>
              </table:table-cell>
              <table:table-cell office:value-type="float" office:value="0.00745010011519661">
                <text:p>0.00745010011519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985105499">
                <text:p>162.985105499</text:p>
              </table:table-cell>
              <table:table-cell office:value-type="float" office:value="0.00713341802242049">
                <text:p>0.00713341802242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.2575100938">
                <text:p>157.2575100938</text:p>
              </table:table-cell>
              <table:table-cell office:value-type="float" office:value="0.00685223873606155">
                <text:p>0.00685223873606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.5299146869">
                <text:p>151.5299146869</text:p>
              </table:table-cell>
              <table:table-cell office:value-type="float" office:value="0.00664108225140641">
                <text:p>0.00664108225140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.8023192801">
                <text:p>145.8023192801</text:p>
              </table:table-cell>
              <table:table-cell office:value-type="float" office:value="0.00646142417044015">
                <text:p>0.00646142417044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.0747238733">
                <text:p>140.0747238733</text:p>
              </table:table-cell>
              <table:table-cell office:value-type="float" office:value="0.00631789952499758">
                <text:p>0.00631789952499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3471284665">
                <text:p>134.3471284665</text:p>
              </table:table-cell>
              <table:table-cell office:value-type="float" office:value="0.00604866437647969">
                <text:p>0.00604866437647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.6195330597">
                <text:p>128.6195330597</text:p>
              </table:table-cell>
              <table:table-cell office:value-type="float" office:value="0.0057615669152925">
                <text:p>0.0057615669152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8919376544">
                <text:p>122.8919376544</text:p>
              </table:table-cell>
              <table:table-cell office:value-type="float" office:value="0.00560880521872635">
                <text:p>0.00560880521872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.1643422476">
                <text:p>117.1643422476</text:p>
              </table:table-cell>
              <table:table-cell office:value-type="float" office:value="0.00494783476960591">
                <text:p>0.00494783476960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.4367468408">
                <text:p>111.4367468408</text:p>
              </table:table-cell>
              <table:table-cell office:value-type="float" office:value="0.00358026123417415">
                <text:p>0.00358026123417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.709151434">
                <text:p>105.709151434</text:p>
              </table:table-cell>
              <table:table-cell office:value-type="float" office:value="0.00288247090225669">
                <text:p>0.0028824709022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9815560272">
                <text:p>99.9815560272</text:p>
              </table:table-cell>
              <table:table-cell office:value-type="float" office:value="0.00243891466144566">
                <text:p>0.00243891466144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2539606204">
                <text:p>94.2539606204</text:p>
              </table:table-cell>
              <table:table-cell office:value-type="float" office:value="0.00247438621719515">
                <text:p>0.00247438621719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5263652136">
                <text:p>88.5263652136</text:p>
              </table:table-cell>
              <table:table-cell office:value-type="float" office:value="0.00236027160415453">
                <text:p>0.00236027160415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7987698083">
                <text:p>82.7987698083</text:p>
              </table:table-cell>
              <table:table-cell office:value-type="float" office:value="0.00225987547626926">
                <text:p>0.00225987547626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0711744015">
                <text:p>77.0711744015</text:p>
              </table:table-cell>
              <table:table-cell office:value-type="float" office:value="0.00217235931260394">
                <text:p>0.00217235931260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435789947">
                <text:p>71.3435789947</text:p>
              </table:table-cell>
              <table:table-cell office:value-type="float" office:value="0.00209721620740131">
                <text:p>0.00209721620740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6159835879">
                <text:p>65.6159835879</text:p>
              </table:table-cell>
              <table:table-cell office:value-type="float" office:value="0.00203430300194328">
                <text:p>0.00203430300194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8883881811">
                <text:p>59.8883881811</text:p>
              </table:table-cell>
              <table:table-cell office:value-type="float" office:value="0.00198391208180151">
                <text:p>0.00198391208180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1607927743">
                <text:p>54.1607927743</text:p>
              </table:table-cell>
              <table:table-cell office:value-type="float" office:value="0.0019469058078136">
                <text:p>0.001946905807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4331973675">
                <text:p>48.4331973675</text:p>
              </table:table-cell>
              <table:table-cell office:value-type="float" office:value="0.00192495849301099">
                <text:p>0.00192495849301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7056019622">
                <text:p>42.7056019622</text:p>
              </table:table-cell>
              <table:table-cell office:value-type="float" office:value="0.0020272124920319">
                <text:p>0.0020272124920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2504111486">
                <text:p>31.2504111486</text:p>
              </table:table-cell>
              <table:table-cell office:value-type="float" office:value="0.00191236909293509">
                <text:p>0.00191236909293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228157418">
                <text:p>25.5228157418</text:p>
              </table:table-cell>
              <table:table-cell office:value-type="float" office:value="0.00209004360735678">
                <text:p>0.00209004360735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795220335">
                <text:p>19.795220335</text:p>
              </table:table-cell>
              <table:table-cell office:value-type="float" office:value="0.00247958715440499">
                <text:p>0.002479587154404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0676249282">
                <text:p>14.0676249282</text:p>
              </table:table-cell>
              <table:table-cell office:value-type="float" office:value="0.00296808674366505">
                <text:p>0.00296808674366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222222222">
                <text:p>12.2222222222</text:p>
              </table:table-cell>
              <table:table-cell office:value-type="float" office:value="0.00352226642936327">
                <text:p>0.00352226642936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1666666667">
                <text:p>9.1666666667</text:p>
              </table:table-cell>
              <table:table-cell office:value-type="float" office:value="0.00572727272737688">
                <text:p>0.00572727272737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111111111">
                <text:p>6.1111111111</text:p>
              </table:table-cell>
              <table:table-cell office:value-type="float" office:value="0.00818181818169915">
                <text:p>0.00818181818169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555555556">
                <text:p>3.0555555556</text:p>
              </table:table-cell>
              <table:table-cell office:value-type="float" office:value="0.021272727273114">
                <text:p>0.021272727273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160363636361304">
                <text:p>0.160363636361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" chart:maximum="4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scatter" chart:style-name="ch1">
        <chart:legend chart:legend-position="end" svg:x="13.157cm" svg:y="3.955cm" style:legend-expansion="high" chart:style-name="ch2"/>
        <chart:plot-area chart:style-name="ch3" table:cell-range-address="Sheet1.E1:Sheet1.F35 Sheet1.J1:Sheet1.J34" svg:x="0.319cm" svg:y="0.18cm" svg:width="12.519cm" svg:height="8.646cm">
          <chartooo:coordinate-region svg:x="1.046cm" svg:y="0.38cm" svg:width="11.512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35" chart:class="chart:scatter">
            <chart:domain table:cell-range-address="Sheet1.E1:Sheet1.E35"/>
            <chart:data-point chart:repeated="35"/>
          </chart:series>
          <chart:series chart:style-name="ch8" chart:values-cell-range-address="Sheet1.J1:Sheet1.J34" chart:class="chart:scatter">
            <chart:domain table:cell-range-address="Sheet1.E1:Sheet1.E34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.6111111111">
                <text:p>198.6111111111</text:p>
                <draw:g>
                  <svg:desc>Sheet1.E1:Sheet1.E35</svg:desc>
                </draw:g>
              </table:table-cell>
              <table:table-cell office:value-type="float" office:value="4.4">
                <text:p>4.4</text:p>
                <draw:g>
                  <svg:desc>Sheet1.F1:Sheet1.F35</svg:desc>
                </draw:g>
              </table:table-cell>
              <table:table-cell office:value-type="float" office:value="198.6111111111">
                <text:p>198.6111111111</text:p>
                <draw:g>
                  <svg:desc>Sheet1.E1:Sheet1.E34</svg:desc>
                </draw:g>
              </table:table-cell>
              <table:table-cell office:value-type="float" office:value="4.30465895196355">
                <text:p>4.30465895196355</text:p>
                <draw:g>
                  <svg:desc>Sheet1.J1:Sheet1.J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.1678917194">
                <text:p>180.1678917194</text:p>
              </table:table-cell>
              <table:table-cell office:value-type="float" office:value="4.2493152017">
                <text:p>4.2493152017</text:p>
              </table:table-cell>
              <table:table-cell office:value-type="float" office:value="180.1678917194">
                <text:p>180.1678917194</text:p>
              </table:table-cell>
              <table:table-cell office:value-type="float" office:value="4.1359358351565">
                <text:p>4.1359358351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.4402963126">
                <text:p>174.4402963126</text:p>
              </table:table-cell>
              <table:table-cell office:value-type="float" office:value="4.2040717929">
                <text:p>4.2040717929</text:p>
              </table:table-cell>
              <table:table-cell office:value-type="float" office:value="174.4402963126">
                <text:p>174.4402963126</text:p>
              </table:table-cell>
              <table:table-cell office:value-type="float" office:value="4.09471472795061">
                <text:p>4.09471472795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127009058">
                <text:p>168.7127009058</text:p>
              </table:table-cell>
              <table:table-cell office:value-type="float" office:value="4.1614006337">
                <text:p>4.1614006337</text:p>
              </table:table-cell>
              <table:table-cell office:value-type="float" office:value="168.7127009058">
                <text:p>168.7127009058</text:p>
              </table:table-cell>
              <table:table-cell office:value-type="float" office:value="4.05770134897626">
                <text:p>4.05770134897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.985105499">
                <text:p>162.985105499</text:p>
              </table:table-cell>
              <table:table-cell office:value-type="float" office:value="4.1205433014">
                <text:p>4.1205433014</text:p>
              </table:table-cell>
              <table:table-cell office:value-type="float" office:value="162.985105499">
                <text:p>162.985105499</text:p>
              </table:table-cell>
              <table:table-cell office:value-type="float" office:value="4.02425372235604">
                <text:p>4.02425372235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.2575100938">
                <text:p>157.2575100938</text:p>
              </table:table-cell>
              <table:table-cell office:value-type="float" office:value="4.0812964503">
                <text:p>4.0812964503</text:p>
              </table:table-cell>
              <table:table-cell office:value-type="float" office:value="157.2575100938">
                <text:p>157.2575100938</text:p>
              </table:table-cell>
              <table:table-cell office:value-type="float" office:value="3.99385278745828">
                <text:p>3.99385278745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5299146869">
                <text:p>151.5299146869</text:p>
              </table:table-cell>
              <table:table-cell office:value-type="float" office:value="4.0432590181">
                <text:p>4.0432590181</text:p>
              </table:table-cell>
              <table:table-cell office:value-type="float" office:value="151.5299146869">
                <text:p>151.5299146869</text:p>
              </table:table-cell>
              <table:table-cell office:value-type="float" office:value="3.96607409209194">
                <text:p>3.96607409209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.8023192801">
                <text:p>145.8023192801</text:p>
              </table:table-cell>
              <table:table-cell office:value-type="float" office:value="4.0062505947">
                <text:p>4.0062505947</text:p>
              </table:table-cell>
              <table:table-cell office:value-type="float" office:value="145.8023192801">
                <text:p>145.8023192801</text:p>
              </table:table-cell>
              <table:table-cell office:value-type="float" office:value="3.94056693443495">
                <text:p>3.94056693443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.0747238733">
                <text:p>140.0747238733</text:p>
              </table:table-cell>
              <table:table-cell office:value-type="float" office:value="3.9700642224">
                <text:p>3.9700642224</text:p>
              </table:table-cell>
              <table:table-cell office:value-type="float" office:value="140.0747238733">
                <text:p>140.0747238733</text:p>
              </table:table-cell>
              <table:table-cell office:value-type="float" office:value="3.91703875516448">
                <text:p>3.9170387551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3471284665">
                <text:p>134.3471284665</text:p>
              </table:table-cell>
              <table:table-cell office:value-type="float" office:value="3.9354199201">
                <text:p>3.9354199201</text:p>
              </table:table-cell>
              <table:table-cell office:value-type="float" office:value="134.3471284665">
                <text:p>134.3471284665</text:p>
              </table:table-cell>
              <table:table-cell office:value-type="float" office:value="3.89524329134">
                <text:p>3.89524329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6195330597">
                <text:p>128.6195330597</text:p>
              </table:table-cell>
              <table:table-cell office:value-type="float" office:value="3.9024199959">
                <text:p>3.9024199959</text:p>
              </table:table-cell>
              <table:table-cell office:value-type="float" office:value="128.6195330597">
                <text:p>128.6195330597</text:p>
              </table:table-cell>
              <table:table-cell office:value-type="float" office:value="3.87497146476477">
                <text:p>3.87497146476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.8919376544">
                <text:p>122.8919376544</text:p>
              </table:table-cell>
              <table:table-cell office:value-type="float" office:value="3.8702950289">
                <text:p>3.8702950289</text:p>
              </table:table-cell>
              <table:table-cell office:value-type="float" office:value="122.8919376544">
                <text:p>122.8919376544</text:p>
              </table:table-cell>
              <table:table-cell office:value-type="float" office:value="3.85604428334304">
                <text:p>3.85604428334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.1643422476">
                <text:p>117.1643422476</text:p>
              </table:table-cell>
              <table:table-cell office:value-type="float" office:value="3.8419558332">
                <text:p>3.8419558332</text:p>
              </table:table-cell>
              <table:table-cell office:value-type="float" office:value="117.1643422476">
                <text:p>117.1643422476</text:p>
              </table:table-cell>
              <table:table-cell office:value-type="float" office:value="3.83830723992946">
                <text:p>3.83830723992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4367468408">
                <text:p>111.4367468408</text:p>
              </table:table-cell>
              <table:table-cell office:value-type="float" office:value="3.8214495454">
                <text:p>3.8214495454</text:p>
              </table:table-cell>
              <table:table-cell office:value-type="float" office:value="111.4367468408">
                <text:p>111.4367468408</text:p>
              </table:table-cell>
              <table:table-cell office:value-type="float" office:value="3.82162583402551">
                <text:p>3.82162583402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.709151434">
                <text:p>105.709151434</text:p>
              </table:table-cell>
              <table:table-cell office:value-type="float" office:value="3.8049399183">
                <text:p>3.8049399183</text:p>
              </table:table-cell>
              <table:table-cell office:value-type="float" office:value="105.709151434">
                <text:p>105.709151434</text:p>
              </table:table-cell>
              <table:table-cell office:value-type="float" office:value="3.80588193863483">
                <text:p>3.8058819386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9815560272">
                <text:p>99.9815560272</text:p>
              </table:table-cell>
              <table:table-cell office:value-type="float" office:value="3.79097080188753">
                <text:p>3.79097080188753</text:p>
              </table:table-cell>
              <table:table-cell office:value-type="float" office:value="99.9815560272">
                <text:p>99.9815560272</text:p>
              </table:table-cell>
              <table:table-cell office:value-type="float" office:value="3.79097080188753">
                <text:p>3.79097080188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2539606204">
                <text:p>94.2539606204</text:p>
              </table:table-cell>
              <table:table-cell office:value-type="float" office:value="3.77679851875527">
                <text:p>3.77679851875527</text:p>
              </table:table-cell>
              <table:table-cell office:value-type="float" office:value="94.2539606204">
                <text:p>94.2539606204</text:p>
              </table:table-cell>
              <table:table-cell office:value-type="float" office:value="3.77679851875527">
                <text:p>3.77679851875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5263652136">
                <text:p>88.5263652136</text:p>
              </table:table-cell>
              <table:table-cell office:value-type="float" office:value="3.76327983795651">
                <text:p>3.76327983795651</text:p>
              </table:table-cell>
              <table:table-cell office:value-type="float" office:value="88.5263652136">
                <text:p>88.5263652136</text:p>
              </table:table-cell>
              <table:table-cell office:value-type="float" office:value="3.76327983795651">
                <text:p>3.76327983795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7987698083">
                <text:p>82.7987698083</text:p>
              </table:table-cell>
              <table:table-cell office:value-type="float" office:value="3.75033618556208">
                <text:p>3.75033618556208</text:p>
              </table:table-cell>
              <table:table-cell office:value-type="float" office:value="82.7987698083">
                <text:p>82.7987698083</text:p>
              </table:table-cell>
              <table:table-cell office:value-type="float" office:value="3.75033618556208">
                <text:p>3.75033618556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0711744015">
                <text:p>77.0711744015</text:p>
              </table:table-cell>
              <table:table-cell office:value-type="float" office:value="3.7378937903413">
                <text:p>3.7378937903413</text:p>
              </table:table-cell>
              <table:table-cell office:value-type="float" office:value="77.0711744015">
                <text:p>77.0711744015</text:p>
              </table:table-cell>
              <table:table-cell office:value-type="float" office:value="3.7378937903413">
                <text:p>3.7378937903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.3435789947">
                <text:p>71.3435789947</text:p>
              </table:table-cell>
              <table:table-cell office:value-type="float" office:value="3.72588178442472">
                <text:p>3.72588178442472</text:p>
              </table:table-cell>
              <table:table-cell office:value-type="float" office:value="71.3435789947">
                <text:p>71.3435789947</text:p>
              </table:table-cell>
              <table:table-cell office:value-type="float" office:value="3.72588178442472">
                <text:p>3.7258817844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159835879">
                <text:p>65.6159835879</text:p>
              </table:table-cell>
              <table:table-cell office:value-type="float" office:value="3.71423011989475">
                <text:p>3.71423011989475</text:p>
              </table:table-cell>
              <table:table-cell office:value-type="float" office:value="65.6159835879">
                <text:p>65.6159835879</text:p>
              </table:table-cell>
              <table:table-cell office:value-type="float" office:value="3.71423011989475">
                <text:p>3.71423011989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8883881811">
                <text:p>59.8883881811</text:p>
              </table:table-cell>
              <table:table-cell office:value-type="float" office:value="3.70286707416753">
                <text:p>3.70286707416753</text:p>
              </table:table-cell>
              <table:table-cell office:value-type="float" office:value="59.8883881811">
                <text:p>59.8883881811</text:p>
              </table:table-cell>
              <table:table-cell office:value-type="float" office:value="3.70286707416753">
                <text:p>3.70286707416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1607927743">
                <text:p>54.1607927743</text:p>
              </table:table-cell>
              <table:table-cell office:value-type="float" office:value="3.69171598540522">
                <text:p>3.69171598540522</text:p>
              </table:table-cell>
              <table:table-cell office:value-type="float" office:value="54.1607927743">
                <text:p>54.1607927743</text:p>
              </table:table-cell>
              <table:table-cell office:value-type="float" office:value="3.69171598540522">
                <text:p>3.69171598540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.4331973675">
                <text:p>48.4331973675</text:p>
              </table:table-cell>
              <table:table-cell office:value-type="float" office:value="3.68069060198237">
                <text:p>3.68069060198237</text:p>
              </table:table-cell>
              <table:table-cell office:value-type="float" office:value="48.4331973675">
                <text:p>48.4331973675</text:p>
              </table:table-cell>
              <table:table-cell office:value-type="float" office:value="3.68069060198237">
                <text:p>3.68069060198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7056019622">
                <text:p>42.7056019622</text:p>
              </table:table-cell>
              <table:table-cell office:value-type="float" office:value="3.66907954902744">
                <text:p>3.66907954902744</text:p>
              </table:table-cell>
              <table:table-cell office:value-type="float" office:value="42.7056019622">
                <text:p>42.7056019622</text:p>
              </table:table-cell>
              <table:table-cell office:value-type="float" office:value="3.66907954902744">
                <text:p>3.66907954902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2504111486">
                <text:p>31.2504111486</text:p>
              </table:table-cell>
              <table:table-cell office:value-type="float" office:value="3.64717299616184">
                <text:p>3.64717299616184</text:p>
              </table:table-cell>
              <table:table-cell office:value-type="float" office:value="31.2504111486">
                <text:p>31.2504111486</text:p>
              </table:table-cell>
              <table:table-cell office:value-type="float" office:value="3.64717299616184">
                <text:p>3.64717299616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5228157418">
                <text:p>25.5228157418</text:p>
              </table:table-cell>
              <table:table-cell office:value-type="float" office:value="3.63520207199633">
                <text:p>3.63520207199633</text:p>
              </table:table-cell>
              <table:table-cell office:value-type="float" office:value="25.5228157418">
                <text:p>25.5228157418</text:p>
              </table:table-cell>
              <table:table-cell office:value-type="float" office:value="3.63520207199633">
                <text:p>3.63520207199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795220335">
                <text:p>19.795220335</text:p>
              </table:table-cell>
              <table:table-cell office:value-type="float" office:value="3.621">
                <text:p>3.621</text:p>
              </table:table-cell>
              <table:table-cell office:value-type="float" office:value="19.795220335">
                <text:p>19.795220335</text:p>
              </table:table-cell>
              <table:table-cell office:value-type="float" office:value="3.62219319212086">
                <text:p>3.62219319212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676249282">
                <text:p>14.0676249282</text:p>
              </table:table-cell>
              <table:table-cell office:value-type="float" office:value="3.604">
                <text:p>3.604</text:p>
              </table:table-cell>
              <table:table-cell office:value-type="float" office:value="14.0676249282">
                <text:p>14.0676249282</text:p>
              </table:table-cell>
              <table:table-cell office:value-type="float" office:value="3.60758431003554">
                <text:p>3.60758431003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222222222">
                <text:p>12.2222222222</text:p>
              </table:table-cell>
              <table:table-cell office:value-type="float" office:value="3.5975">
                <text:p>3.5975</text:p>
              </table:table-cell>
              <table:table-cell office:value-type="float" office:value="12.2222222222">
                <text:p>12.2222222222</text:p>
              </table:table-cell>
              <table:table-cell office:value-type="float" office:value="3.60190656089455">
                <text:p>3.60190656089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1666666667">
                <text:p>9.1666666667</text:p>
              </table:table-cell>
              <table:table-cell office:value-type="float" office:value="3.58">
                <text:p>3.58</text:p>
              </table:table-cell>
              <table:table-cell office:value-type="float" office:value="9.1666666667">
                <text:p>9.1666666667</text:p>
              </table:table-cell>
              <table:table-cell office:value-type="float" office:value="3.59134766354691">
                <text:p>3.59134766354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1111111111">
                <text:p>6.1111111111</text:p>
              </table:table-cell>
              <table:table-cell office:value-type="float" office:value="3.555">
                <text:p>3.555</text:p>
              </table:table-cell>
              <table:table-cell office:value-type="float" office:value="6.1111111111">
                <text:p>6.1111111111</text:p>
              </table:table-cell>
              <table:table-cell office:value-type="float" office:value="3.57783124304308">
                <text:p>3.57783124304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555555556">
                <text:p>3.0555555556</text:p>
              </table:table-cell>
              <table:table-cell office:value-type="float" office:value="3.49">
                <text:p>3.49</text:p>
              </table:table-cell>
              <table:table-cell office:value-type="float" office:value="3.0555555556">
                <text:p>3.0555555556</text:p>
              </table:table-cell>
              <table:table-cell office:value-type="float" office:value="3.55699021316582">
                <text:p>3.55699021316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